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b6ac"/>
    </style:style>
    <style:style style:name="P2" style:family="paragraph" style:parent-style-name="Standard">
      <style:text-properties officeooo:rsid="00281731" officeooo:paragraph-rsid="0000b6ac"/>
    </style:style>
    <style:style style:name="P3" style:family="paragraph" style:parent-style-name="Standard">
      <style:text-properties officeooo:rsid="00282567" officeooo:paragraph-rsid="0000b6ac"/>
    </style:style>
    <style:style style:name="P4" style:family="paragraph" style:parent-style-name="Standard">
      <style:text-properties officeooo:rsid="002904b7" officeooo:paragraph-rsid="0000b6ac"/>
    </style:style>
    <style:style style:name="T1" style:family="text">
      <style:text-properties officeooo:rsid="00281731"/>
    </style:style>
    <style:style style:name="T2" style:family="text">
      <style:text-properties officeooo:rsid="002904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8. </text:span>Emplea la tabla ASCII para llevar a cabo la codificación de una frase con 4 palabras en binario y en hexadecimal.</text:p>
      <text:p text:style-name="P1"/>
      <text:p text:style-name="P2">HOLA ME LLAMO ADRIAN</text:p>
      <text:p text:style-name="P2"/>
      <text:p text:style-name="P3">Decimal: 72 79 76 66 | 77 69 | 76 76 65 77 79 | 65 68 82 73 65 78 </text:p>
      <text:p text:style-name="P3">Binario: 100100 1001111 100100 100001 | 1001101 100101 | 1001100 1001100 100001 <text:span text:style-name="T2">1001101 100111 | 100100 1000100 1010010 1001001 100100 1001110</text:span></text:p>
      <text:p text:style-name="P4">Hexadecimal: 48 4F 4C 42 | 4D 45 | 4C 4C 41 4D 4F | 41 44 52 49 41 4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0:43:51.898638900</meta:creation-date>
    <dc:date>2025-09-30T10:43:58.394299700</dc:date>
    <meta:editing-duration>PT6S</meta:editing-duration>
    <meta:editing-cycles>1</meta:editing-cycles>
    <meta:document-statistic meta:table-count="0" meta:image-count="0" meta:object-count="0" meta:page-count="1" meta:paragraph-count="5" meta:word-count="89" meta:character-count="413" meta:non-whitespace-character-count="328"/>
    <meta:generator>LibreOffice/25.8.1.1$Windows_X86_64 LibreOffice_project/54047653041915e595ad4e45cccea684809c77b5</meta:generator>
  </office:meta>
</office:document-meta>
</file>